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3b074" officeooo:paragraph-rsid="0003b074" style:font-weight-asian="bold" style:font-weight-complex="bold"/>
    </style:style>
    <style:style style:name="P2" style:family="paragraph" style:parent-style-name="Standard" style:list-style-name="L1">
      <style:text-properties fo:font-weight="bold" officeooo:rsid="0003b074" officeooo:paragraph-rsid="0003b074" style:font-weight-asian="bold" style:font-weight-complex="bold"/>
    </style:style>
    <style:style style:name="P3" style:family="paragraph" style:parent-style-name="Standard" style:list-style-name="L1">
      <style:text-properties fo:font-weight="bold" officeooo:rsid="00048453" officeooo:paragraph-rsid="00048453" style:font-weight-asian="bold" style:font-weight-complex="bold"/>
    </style:style>
    <style:style style:name="P4" style:family="paragraph" style:parent-style-name="Standard" style:list-style-name="L1">
      <style:text-properties fo:font-weight="bold" officeooo:rsid="0005d5c2" officeooo:paragraph-rsid="0005d5c2" style:font-weight-asian="bold" style:font-weight-complex="bold"/>
    </style:style>
    <style:style style:name="P5" style:family="paragraph" style:parent-style-name="Standard">
      <style:text-properties fo:font-weight="bold" officeooo:rsid="0005d5c2" officeooo:paragraph-rsid="0005d5c2" style:font-weight-asian="bold" style:font-weight-complex="bold"/>
    </style:style>
    <style:style style:name="P6" style:family="paragraph" style:parent-style-name="Standard" style:list-style-name="L1">
      <style:text-properties fo:font-weight="normal" officeooo:rsid="0003b074" officeooo:paragraph-rsid="0003b074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48453" officeooo:paragraph-rsid="00048453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5d5c2" officeooo:paragraph-rsid="0005d5c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d5c2" style:font-weight-asian="normal" style:font-weight-complex="normal"/>
    </style:style>
    <style:style style:name="T3" style:family="text">
      <style:text-properties officeooo:rsid="00048453"/>
    </style:style>
    <style:style style:name="T4" style:family="text">
      <style:text-properties officeooo:rsid="0005d5c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51530663" text:style-name="L1">
        <text:list-item>
          <text:p text:style-name="P2">Introduction</text:p>
        </text:list-item>
        <text:list-item>
          <text:p text:style-name="P2">Theoretical Background</text:p>
          <text:list>
            <text:list-item>
              <text:p text:style-name="P2"><text:span text:style-name="T1">Flapping Wings Dynamic in Bats</text:span></text:p>
            </text:list-item>
            <text:list-item>
              <text:p text:style-name="P2"><text:span text:style-name="T1">Feed Forward and Bac</text:span><text:span text:style-name="T2">k</text:span><text:span text:style-name="T1"> Controlling</text:span></text:p>
            </text:list-item>
            <text:list-item>
              <text:p text:style-name="P2"><text:span text:style-name="T1">PID Controller</text:span></text:p>
            </text:list-item>
            <text:list-item>
              <text:p text:style-name="P2"><text:span text:style-name="T2">Evolutionary Algorithm: C</text:span><text:span text:style-name="T1">ovariance Matrix Adaptation</text:span></text:p>
            </text:list-item>
            <text:list-item>
              <text:p text:style-name="P2"><text:span text:style-name="T1">ModBus Communication Protocol</text:span></text:p>
            </text:list-item>
          </text:list>
        </text:list-item>
        <text:list-item>
          <text:p text:style-name="P4">Literature Review</text:p>
          <text:list>
            <text:list-item>
              <text:p text:style-name="P8">Evolutionary Algorithm to Train Robots</text:p>
            </text:list-item>
            <text:list-item>
              <text:p text:style-name="P8">Bat Robots</text:p>
            </text:list-item>
          </text:list>
        </text:list-item>
        <text:list-item>
          <text:p text:style-name="P2">Materials</text:p>
          <text:list>
            <text:list-item>
              <text:p text:style-name="P2"><text:span text:style-name="T1">Batbot</text:span></text:p>
              <text:list>
                <text:list-item>
                  <text:p text:style-name="P2"><text:span text:style-name="T1">Kinematic</text:span></text:p>
                </text:list-item>
                <text:list-item>
                  <text:p text:style-name="P2"><text:span text:style-name="T1">PyBoard and MicroPyhton</text:span></text:p>
                </text:list-item>
                <text:list-item>
                  <text:p text:style-name="P2"><text:span text:style-name="T1">Magnetic Encoder</text:span></text:p>
                </text:list-item>
                <text:list-item>
                  <text:p text:style-name="P7">MCU</text:p>
                </text:list-item>
                <text:list-item>
                  <text:p text:style-name="P2"><text:span text:style-name="T1">PCA</text:span></text:p>
                </text:list-item>
                <text:list-item>
                  <text:p text:style-name="P2"><text:span text:style-name="T1">Servo Motors</text:span></text:p>
                </text:list-item>
                <text:list-item>
                  <text:p text:style-name="P2"><text:span text:style-name="T1">DC Motor</text:span></text:p>
                </text:list-item>
                <text:list-item>
                  <text:p text:style-name="P2"><text:span text:style-name="T1">Communication</text:span></text:p>
                  <text:list>
                    <text:list-item>
                      <text:p text:style-name="P2"><text:span text:style-name="T1">Wireless Uart</text:span></text:p>
                    </text:list-item>
                    <text:list-item>
                      <text:p text:style-name="P2"><text:span text:style-name="T1">RC</text:span></text:p>
                    </text:list-item>
                  </text:list>
                </text:list-item>
              </text:list>
            </text:list-item>
            <text:list-item>
              <text:p text:style-name="P2"><text:span text:style-name="T1">6 Axis Sensor</text:span></text:p>
            </text:list-item>
            <text:list-item>
              <text:p text:style-name="P2"><text:span text:style-name="T1">Static Test Bench</text:span></text:p>
            </text:list-item>
            <text:list-item>
              <text:p text:style-name="P2"><text:span text:style-name="T1">Dynamic Test Bench</text:span></text:p>
            </text:list-item>
          </text:list>
        </text:list-item>
        <text:list-item>
          <text:p text:style-name="P2">Optimization Algorithm</text:p>
          <text:list>
            <text:list-item>
              <text:p text:style-name="P6">Python Code</text:p>
            </text:list-item>
            <text:list-item>
              <text:p text:style-name="P6">Workflow Diagram</text:p>
            </text:list-item>
            <text:list-item>
              <text:p text:style-name="P6">Score Calculation</text:p>
            </text:list-item>
          </text:list>
        </text:list-item>
        <text:list-item>
          <text:p text:style-name="P3">Batbot Version 1 (only one DOF per leg)</text:p>
          <text:list>
            <text:list-item>
              <text:p text:style-name="P7">Characteristics</text:p>
            </text:list-item>
            <text:list-item>
              <text:p text:style-name="P7">Straight Flight Experiment</text:p>
            </text:list-item>
            <text:list-item>
              <text:p text:style-name="P8">Conclusions</text:p>
            </text:list-item>
          </text:list>
        </text:list-item>
        <text:list-item>
          <text:p text:style-name="P2">Batbot Version <text:span text:style-name="T3">2 (2 DOF per leg)</text:span></text:p>
          <text:list>
            <text:list-item>
              <text:p text:style-name="P6">Characteristics</text:p>
            </text:list-item>
            <text:list-item>
              <text:p text:style-name="P6">Wing Folding influence in Lift</text:p>
            </text:list-item>
            <text:list-item>
              <text:p text:style-name="P6">Hind Legs Movement Parametrization</text:p>
            </text:list-item>
            <text:list-item>
              <text:p text:style-name="P6">Optimization Results</text:p>
            </text:list-item>
            <text:list-item>
              <text:p text:style-name="P7">Force Analysis</text:p>
            </text:list-item>
            <text:list-item>
              <text:p text:style-name="P7">Conclusions</text:p>
            </text:list-item>
          </text:list>
        </text:list-item>
        <text:list-item>
          <text:p text:style-name="P3">Batbot Version 3 (Gear improvement for higher frequencies)</text:p>
          <text:list>
            <text:list-item>
              <text:p text:style-name="P7">Characteristics</text:p>
            </text:list-item>
            <text:list-item>
              <text:p text:style-name="P7">Dynamic Test</text:p>
            </text:list-item>
            <text:list-item>
              <text:p text:style-name="P7">Hand Controlled Experiment</text:p>
              <text:list>
                <text:list-item>
                  <text:p text:style-name="P7">Tied short distance</text:p>
                </text:list-item>
                <text:list-item>
                  <text:p text:style-name="P7">Tied long distance</text:p>
                </text:list-item>
                <text:list-item>
                  <text:p text:style-name="P7">3 Axis Rotation Control</text:p>
                </text:list-item>
                <text:list-item>
                  <text:p text:style-name="P7">Free Flight Experiment</text:p>
                </text:list-item>
              </text:list>
            </text:list-item>
            <text:list-item>
              <text:p text:style-name="P7">Conclusions</text:p>
            </text:list-item>
          </text:list>
        </text:list-item>
        <text:list-item>
          <text:p text:style-name="P3">Batbot Version 4 (Longer legs, compact embedded circuit)</text:p>
          <text:list>
            <text:list-item>
              <text:p text:style-name="P7">Characteristics</text:p>
            </text:list-item>
            <text:list-item>
              <text:p text:style-name="P7">Hand Controlled Experiment</text:p>
              <text:list>
                <text:list-item>
                  <text:p text:style-name="P7"><text:soft-page-break/>Straight Flight</text:p>
                </text:list-item>
                <text:list-item>
                  <text:p text:style-name="P7">Hover Flight</text:p>
                  <text:list>
                    <text:list-item>
                      <text:p text:style-name="P7">Leg movements strategies and their influence in rotation</text:p>
                    </text:list-item>
                  </text:list>
                </text:list-item>
              </text:list>
            </text:list-item>
            <text:list-item>
              <text:p text:style-name="P7">Optimization Algorithm <text:span text:style-name="T4">Refinement</text:span></text:p>
            </text:list-item>
            <text:list-item>
              <text:p text:style-name="P8">Self Sustained Hovering with MCU and PID</text:p>
            </text:list-item>
          </text:list>
        </text:list-item>
        <text:list-item>
          <text:p text:style-name="P4">Discussion</text:p>
        </text:list-item>
        <text:list-item>
          <text:p text:style-name="P4">Conclusion</text:p>
        </text:list-item>
      </text:list>
      <text:p text:style-name="P5"/>
      <text:p text:style-name="P1"><text:span text:style-name="T1"><text:tab/></text:span></text:p>
      <text:p text:style-name="P1"><text:span text:style-name="T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0:05:54.204905593</meta:creation-date>
    <dc:date>2024-01-24T10:39:15.309986314</dc:date>
    <meta:editing-duration>PT1M</meta:editing-duration>
    <meta:editing-cycles>1</meta:editing-cycles>
    <meta:document-statistic meta:table-count="0" meta:image-count="0" meta:object-count="0" meta:page-count="2" meta:paragraph-count="61" meta:word-count="225" meta:character-count="1273" meta:non-whitespace-character-count="1164"/>
    <meta:generator>LibreOffice/7.3.7.2$Linux_X86_64 LibreOffice_project/30$Build-2</meta:generator>
  </office:meta>
</office:document-meta>
</file>